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fo:font-weight="bold" officeooo:rsid="000ad3ea" officeooo:paragraph-rsid="0014523b" style:font-weight-asian="bold" style:font-weight-complex="bold"/>
    </style:style>
    <style:style style:name="P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weight="bold" officeooo:rsid="0014523b" officeooo:paragraph-rsid="0014523b" style:font-weight-asian="bold" style:font-weight-complex="bold"/>
    </style:style>
    <style:style style:name="P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weight="bold" officeooo:rsid="0014523b" officeooo:paragraph-rsid="0017fe55" style:font-weight-asian="bold" style:font-weight-complex="bold"/>
    </style:style>
    <style:style style:name="P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weight="bold" officeooo:rsid="001b073c" officeooo:paragraph-rsid="001b073c" style:font-weight-asian="bold" style:font-weight-complex="bold"/>
    </style:style>
    <style:style style:name="P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weight="bold" officeooo:rsid="001d0cda" officeooo:paragraph-rsid="001d0cda" style:font-weight-asian="bold" style:font-weight-complex="bold"/>
    </style:style>
    <style:style style:name="P6" style:family="paragraph" style:parent-style-name="Standard">
      <style:paragraph-properties fo:margin-top="0.101cm" fo:margin-bottom="0.101cm" loext:contextual-spacing="false" fo:line-height="150%" fo:text-align="center" style:justify-single-word="false"/>
      <style:text-properties officeooo:rsid="000ad3ea" officeooo:paragraph-rsid="0014523b"/>
    </style:style>
    <style:style style:name="P7" style:family="paragraph" style:parent-style-name="Standard">
      <style:paragraph-properties fo:margin-top="0.101cm" fo:margin-bottom="0.101cm" loext:contextual-spacing="false" fo:line-height="150%" fo:text-align="end" style:justify-single-word="false"/>
      <style:text-properties officeooo:rsid="000ad3ea" officeooo:paragraph-rsid="0014523b"/>
    </style:style>
    <style:style style:name="P8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officeooo:rsid="000ad3ea" officeooo:paragraph-rsid="0014523b"/>
    </style:style>
    <style:style style:name="P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weight="normal" officeooo:rsid="000ad3ea" officeooo:paragraph-rsid="0014523b" style:font-weight-asian="normal" style:font-weight-complex="normal"/>
    </style:style>
    <style:style style:name="P1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weight="normal" officeooo:rsid="0014523b" officeooo:paragraph-rsid="0014523b" style:font-weight-asian="normal" style:font-weight-complex="normal"/>
    </style:style>
    <style:style style:name="P1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font-weight="normal" officeooo:rsid="001b073c" officeooo:paragraph-rsid="001b073c" style:font-weight-asian="normal" style:font-weight-complex="normal"/>
    </style:style>
    <style:style style:name="P1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weight="normal" officeooo:rsid="001d142b" officeooo:paragraph-rsid="001d142b" style:font-weight-asian="normal" style:font-weight-complex="normal"/>
    </style:style>
    <style:style style:name="P1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font-weight="normal" officeooo:paragraph-rsid="0036d377"/>
    </style:style>
    <style:style style:name="P1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font-weight="normal" officeooo:paragraph-rsid="001b073c"/>
    </style:style>
    <style:style style:name="P15" style:family="paragraph" style:parent-style-name="Standard">
      <style:paragraph-properties fo:margin-top="0.101cm" fo:margin-bottom="0.101cm" loext:contextual-spacing="false" fo:line-height="115%" fo:text-align="start" style:justify-single-word="false"/>
      <style:text-properties fo:font-weight="normal" officeooo:paragraph-rsid="001b073c"/>
    </style:style>
    <style:style style:name="P1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style="normal" fo:font-weight="normal" officeooo:rsid="0017fe55" officeooo:paragraph-rsid="0017fe55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style="italic" fo:font-weight="bold" officeooo:rsid="0014523b" officeooo:paragraph-rsid="0017fe55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Liberation Serif" fo:font-weight="normal" officeooo:rsid="0014523b" officeooo:paragraph-rsid="0014523b" style:font-weight-asian="normal" style:font-weight-complex="normal"/>
    </style:style>
    <style:style style:name="P19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style:font-name="Liberation Serif" fo:font-size="12pt" officeooo:paragraph-rsid="0036d377" style:font-size-asian="12pt" style:font-size-complex="12pt"/>
    </style:style>
    <style:style style:name="P20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style:font-name="Liberation Serif" fo:font-size="12pt" fo:font-weight="bold" officeooo:rsid="001646b5" officeooo:paragraph-rsid="003b0d5b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style:font-name="Liberation Serif" fo:font-size="12pt" fo:font-weight="bold" officeooo:rsid="0039cbb5" officeooo:paragraph-rsid="0039cbb5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style:font-name="Liberation Serif" fo:font-size="12pt" fo:font-weight="bold" officeooo:rsid="003b0d5b" officeooo:paragraph-rsid="003b0d5b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1646b5" officeooo:paragraph-rsid="0014523b"/>
    </style:style>
    <style:style style:name="P24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officeooo:paragraph-rsid="0036d377"/>
    </style:style>
    <style:style style:name="P25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officeooo:paragraph-rsid="0039cbb5"/>
    </style:style>
    <style:style style:name="P2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316c6a"/>
    </style:style>
    <style:style style:name="P2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38ecd8"/>
    </style:style>
    <style:style style:name="P2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3178bb"/>
    </style:style>
    <style:style style:name="P2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34aa62"/>
    </style:style>
    <style:style style:name="P3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color="#000000" style:font-name="Liberation Serif" fo:font-weight="normal" officeooo:rsid="0038ecd8" officeooo:paragraph-rsid="0038ecd8"/>
    </style:style>
    <style:style style:name="P3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color="#000000" style:font-name="Liberation Serif" fo:font-weight="normal" officeooo:rsid="0038ecd8" officeooo:paragraph-rsid="0038ecd8"/>
    </style:style>
    <style:style style:name="P3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color="#000000" style:font-name="Liberation Serif" fo:font-weight="normal" officeooo:paragraph-rsid="0038ecd8"/>
    </style:style>
    <style:style style:name="P33" style:family="paragraph" style:parent-style-name="Standard">
      <style:paragraph-properties fo:margin-top="0.101cm" fo:margin-bottom="0.101cm" loext:contextual-spacing="false" fo:line-height="150%" fo:text-align="justify" style:justify-single-word="false" fo:break-before="page"/>
      <style:text-properties fo:font-weight="bold" officeooo:rsid="0014523b" officeooo:paragraph-rsid="0014523b" style:font-weight-asian="bold" style:font-weight-complex="bold"/>
    </style:style>
    <style:style style:name="P34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weight="normal" officeooo:rsid="001d142b" officeooo:paragraph-rsid="001d142b" style:font-weight-asian="normal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weight="normal" officeooo:rsid="001d142b" officeooo:paragraph-rsid="00270210" style:font-weight-asian="normal" style:font-weight-complex="normal"/>
    </style:style>
    <style:style style:name="P36" style:family="paragraph" style:parent-style-name="Footer">
      <style:paragraph-properties fo:text-align="start" style:justify-single-word="false"/>
      <style:text-properties officeooo:rsid="003b0d5b"/>
    </style:style>
    <style:style style:name="P37" style:family="paragraph" style:parent-style-name="Footer">
      <style:paragraph-properties fo:text-align="start" style:justify-single-word="false"/>
      <style:text-properties officeooo:rsid="003b0d5b" officeooo:paragraph-rsid="003b0d5b"/>
    </style:style>
    <style:style style:name="P38" style:family="paragraph" style:parent-style-name="Footer">
      <style:paragraph-properties fo:text-align="start" style:justify-single-word="false"/>
    </style:style>
    <style:style style:name="T1" style:family="text">
      <style:text-properties officeooo:rsid="0014523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0cda" style:font-weight-asian="bold" style:font-weight-complex="bold"/>
    </style:style>
    <style:style style:name="T4" style:family="text">
      <style:text-properties fo:font-weight="bold" officeooo:rsid="001ead6e" style:font-weight-asian="bold" style:font-weight-complex="bold"/>
    </style:style>
    <style:style style:name="T5" style:family="text">
      <style:text-properties fo:font-weight="bold" officeooo:rsid="00214e94" style:font-weight-asian="bold" style:font-weight-complex="bold"/>
    </style:style>
    <style:style style:name="T6" style:family="text">
      <style:text-properties fo:font-weight="bold" officeooo:rsid="00270210" style:font-weight-asian="bold" style:font-weight-complex="bold"/>
    </style:style>
    <style:style style:name="T7" style:family="text">
      <style:text-properties fo:font-weight="bold" officeooo:rsid="003b0d5b" style:font-weight-asian="bold" style:font-weight-complex="bold"/>
    </style:style>
    <style:style style:name="T8" style:family="text">
      <style:text-properties fo:font-weight="bold" officeooo:rsid="0014523b" style:font-weight-asian="bold" style:font-weight-complex="bold"/>
    </style:style>
    <style:style style:name="T9" style:family="text">
      <style:text-properties fo:font-weight="bold" officeooo:rsid="003a134a" style:font-weight-asian="bold" style:font-weight-complex="bold"/>
    </style:style>
    <style:style style:name="T10" style:family="text">
      <style:text-properties fo:font-weight="normal" officeooo:rsid="00158d10" style:font-weight-asian="normal" style:font-weight-complex="normal"/>
    </style:style>
    <style:style style:name="T11" style:family="text">
      <style:text-properties fo:font-weight="normal" officeooo:rsid="001646b5" style:font-weight-asian="normal" style:font-weight-complex="normal"/>
    </style:style>
    <style:style style:name="T12" style:family="text">
      <style:text-properties fo:font-weight="normal" officeooo:rsid="0017fe55" style:font-weight-asian="normal" style:font-weight-complex="normal"/>
    </style:style>
    <style:style style:name="T13" style:family="text">
      <style:text-properties fo:font-weight="normal" officeooo:rsid="00191569" style:font-weight-asian="normal" style:font-weight-complex="normal"/>
    </style:style>
    <style:style style:name="T14" style:family="text">
      <style:text-properties fo:font-weight="normal" officeooo:rsid="001d0cda" style:font-weight-asian="normal" style:font-weight-complex="normal"/>
    </style:style>
    <style:style style:name="T15" style:family="text">
      <style:text-properties fo:font-weight="normal" officeooo:rsid="001d142b" style:font-weight-asian="normal" style:font-weight-complex="normal"/>
    </style:style>
    <style:style style:name="T16" style:family="text">
      <style:text-properties fo:font-weight="normal" officeooo:rsid="001ead6e" style:font-weight-asian="normal" style:font-weight-complex="normal"/>
    </style:style>
    <style:style style:name="T17" style:family="text">
      <style:text-properties fo:font-weight="normal" officeooo:rsid="001f6504" style:font-weight-asian="normal" style:font-weight-complex="normal"/>
    </style:style>
    <style:style style:name="T18" style:family="text">
      <style:text-properties fo:font-weight="normal" officeooo:rsid="00214e94" style:font-weight-asian="normal" style:font-weight-complex="normal"/>
    </style:style>
    <style:style style:name="T19" style:family="text">
      <style:text-properties fo:font-weight="normal" officeooo:rsid="0022162b" style:font-weight-asian="normal" style:font-weight-complex="normal"/>
    </style:style>
    <style:style style:name="T20" style:family="text">
      <style:text-properties fo:font-weight="normal" officeooo:rsid="0014523b" style:font-weight-asian="normal" style:font-weight-complex="normal"/>
    </style:style>
    <style:style style:name="T21" style:family="text">
      <style:text-properties fo:font-weight="normal" officeooo:rsid="00270210" style:font-weight-asian="normal" style:font-weight-complex="normal"/>
    </style:style>
    <style:style style:name="T22" style:family="text">
      <style:text-properties fo:font-weight="normal" officeooo:rsid="002ec366" style:font-weight-asian="normal" style:font-weight-complex="normal"/>
    </style:style>
    <style:style style:name="T23" style:family="text">
      <style:text-properties fo:font-weight="normal" officeooo:rsid="002325a4" style:font-weight-asian="normal" style:font-weight-complex="normal"/>
    </style:style>
    <style:style style:name="T24" style:family="text">
      <style:text-properties fo:font-weight="normal" officeooo:rsid="0038ecd8" style:font-weight-asian="normal" style:font-weight-complex="normal"/>
    </style:style>
    <style:style style:name="T25" style:family="text">
      <style:text-properties fo:font-weight="normal" officeooo:rsid="0039cbb5" style:font-weight-asian="normal" style:font-weight-complex="normal"/>
    </style:style>
    <style:style style:name="T26" style:family="text">
      <style:text-properties fo:font-weight="normal" officeooo:rsid="003b0d5b" style:font-weight-asian="normal" style:font-weight-complex="normal"/>
    </style:style>
    <style:style style:name="T27" style:family="text">
      <style:text-properties fo:font-variant="normal" fo:text-transform="none" fo:color="#222222" style:font-name="Arial" fo:font-size="16.1499996185303pt" fo:letter-spacing="normal" fo:font-style="normal" fo:font-weight="bold" style:font-weight-asian="bold" style:font-weight-complex="bold"/>
    </style:style>
    <style:style style:name="T28" style:family="text">
      <style:text-properties fo:font-variant="normal" fo:text-transform="none" fo:color="#222222" fo:letter-spacing="normal" fo:font-style="normal"/>
    </style:style>
    <style:style style:name="T29" style:family="text">
      <style:text-properties fo:font-variant="normal" fo:text-transform="none" fo:color="#222222" fo:letter-spacing="normal" fo:font-style="normal" fo:font-weight="normal" style:font-weight-asian="normal" style:font-weight-complex="normal"/>
    </style:style>
    <style:style style:name="T30" style:family="text">
      <style:text-properties fo:font-variant="normal" fo:text-transform="none" fo:color="#222222" fo:letter-spacing="normal" fo:font-style="normal" fo:font-weight="normal" officeooo:rsid="00158d10" style:font-weight-asian="normal" style:font-weight-complex="normal"/>
    </style:style>
    <style:style style:name="T31" style:family="text">
      <style:text-properties fo:font-variant="normal" fo:text-transform="none" fo:color="#222222" fo:letter-spacing="normal" fo:font-style="normal" fo:font-weight="normal" officeooo:rsid="003b0d5b" style:font-weight-asian="normal" style:font-weight-complex="normal"/>
    </style:style>
    <style:style style:name="T32" style:family="text">
      <style:text-properties fo:font-variant="normal" fo:text-transform="none" fo:color="#222222" fo:letter-spacing="normal" fo:font-style="normal" fo:font-weight="bold" officeooo:rsid="00158d10" style:font-weight-asian="normal" style:font-weight-complex="normal"/>
    </style:style>
    <style:style style:name="T33" style:family="text">
      <style:text-properties fo:font-variant="normal" fo:text-transform="none" fo:color="#222222" style:font-name="arial" fo:font-size="12pt" fo:letter-spacing="normal" fo:font-style="normal"/>
    </style:style>
    <style:style style:name="T34" style:family="text">
      <style:text-properties fo:font-variant="normal" fo:text-transform="none" fo:color="#222222" style:font-name="arial" fo:font-size="12pt" fo:letter-spacing="normal" fo:font-style="normal" officeooo:rsid="001b073c" style:font-weight-asian="normal" style:font-weight-complex="normal"/>
    </style:style>
    <style:style style:name="T35" style:family="text">
      <style:text-properties fo:font-variant="normal" fo:text-transform="none" fo:color="#000000" style:font-name="Liberation Serif" fo:font-size="12pt" fo:letter-spacing="normal" fo:font-style="normal"/>
    </style:style>
    <style:style style:name="T36" style:family="text">
      <style:text-properties fo:font-variant="normal" fo:text-transform="none" fo:color="#000000" style:font-name="Liberation Serif" fo:font-size="12pt" fo:letter-spacing="normal" fo:font-style="normal" officeooo:rsid="003a134a"/>
    </style:style>
    <style:style style:name="T37" style:family="text">
      <style:text-properties fo:font-variant="normal" fo:text-transform="none" fo:color="#000000" style:font-name="Liberation Serif" fo:font-size="12pt" fo:letter-spacing="normal" fo:font-style="normal" officeooo:rsid="0038c533"/>
    </style:style>
    <style:style style:name="T38" style:family="text">
      <style:text-properties fo:font-variant="normal" fo:text-transform="none" fo:font-size="12pt" fo:letter-spacing="normal" fo:font-style="normal"/>
    </style:style>
    <style:style style:name="T39" style:family="text">
      <style:text-properties fo:font-variant="normal" fo:text-transform="none" fo:font-size="12pt" fo:letter-spacing="normal" fo:font-style="normal" officeooo:rsid="0038c533"/>
    </style:style>
    <style:style style:name="T40" style:family="text">
      <style:text-properties fo:font-variant="normal" fo:text-transform="none" fo:font-size="12pt" fo:letter-spacing="normal" fo:font-style="normal" fo:font-weight="bold" style:font-weight-asian="bold" style:font-weight-complex="bold"/>
    </style:style>
    <style:style style:name="T41" style:family="text">
      <style:text-properties fo:font-variant="normal" fo:text-transform="none" fo:font-size="12pt" fo:letter-spacing="normal" fo:font-style="normal" fo:font-weight="bold" officeooo:rsid="0038c533" style:font-weight-asian="bold" style:font-weight-complex="bold"/>
    </style:style>
    <style:style style:name="T42" style:family="text">
      <style:text-properties fo:font-variant="normal" fo:text-transform="none" fo:font-size="12pt" fo:letter-spacing="normal" fo:font-style="normal" officeooo:rsid="0038ecd8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fo:font-weight="normal" officeooo:rsid="00158d10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1646b5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17fe55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191569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1b073c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2ec366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270210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3b0d5b" style:font-style-asian="normal" style:font-weight-asian="normal" style:font-style-complex="normal" style:font-weight-complex="normal"/>
    </style:style>
    <style:style style:name="T52" style:family="text">
      <style:text-properties fo:font-style="italic" fo:font-weight="normal" officeooo:rsid="00158d10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1646b5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17fe55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0191569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01d0cda" style:font-style-asian="italic" style:font-weight-asian="normal" style:font-style-complex="italic" style:font-weight-complex="normal"/>
    </style:style>
    <style:style style:name="T57" style:family="text">
      <style:text-properties officeooo:rsid="0028c148"/>
    </style:style>
    <style:style style:name="T58" style:family="text">
      <style:text-properties officeooo:rsid="002f7a04"/>
    </style:style>
    <style:style style:name="T59" style:family="text">
      <style:text-properties fo:language="pt" fo:country="PT"/>
    </style:style>
    <style:style style:name="T60" style:family="text">
      <style:text-properties fo:language="pt" fo:country="PT" fo:font-weight="normal" officeooo:rsid="001ead6e" style:font-weight-asian="normal" style:font-weight-complex="normal"/>
    </style:style>
    <style:style style:name="T61" style:family="text">
      <style:text-properties fo:language="pt" fo:country="PT" fo:font-weight="normal" officeooo:rsid="0022162b" style:font-weight-asian="normal" style:font-weight-complex="normal"/>
    </style:style>
    <style:style style:name="T62" style:family="text">
      <style:text-properties style:font-name="Liberation Serif" fo:font-size="12pt" fo:font-weight="bold" officeooo:rsid="0014523b" style:font-size-asian="12pt" style:font-weight-asian="bold" style:font-size-complex="12pt" style:font-weight-complex="bold"/>
    </style:style>
    <style:style style:name="T63" style:family="text">
      <style:text-properties style:font-name="Liberation Serif" fo:font-size="12pt" fo:font-weight="normal" officeooo:rsid="0014523b" style:font-size-asian="12pt" style:font-weight-asian="normal" style:font-size-complex="12pt" style:font-weight-complex="normal"/>
    </style:style>
    <style:style style:name="T64" style:family="text">
      <style:text-properties style:font-name="Liberation Serif" fo:font-size="12pt" fo:font-weight="normal" officeooo:rsid="0036d377" style:font-size-asian="12pt" style:font-weight-asian="normal" style:font-size-complex="12pt" style:font-weight-complex="normal"/>
    </style:style>
    <style:style style:name="T65" style:family="text">
      <style:text-properties style:font-name="Liberation Serif" fo:font-size="12pt" fo:font-weight="normal" officeooo:rsid="003b0d5b" style:font-size-asian="12pt" style:font-weight-asian="normal" style:font-size-complex="12pt" style:font-weight-complex="normal"/>
    </style:style>
    <style:style style:name="T66" style:family="text">
      <style:text-properties officeooo:rsid="0036d377"/>
    </style:style>
    <style:style style:name="T67" style:family="text">
      <style:text-properties officeooo:rsid="001b073c" style:font-weight-asian="normal" style:font-weight-complex="normal"/>
    </style:style>
    <style:style style:name="T68" style:family="text">
      <style:text-properties officeooo:rsid="0036d377" style:font-weight-asian="normal" style:font-weight-complex="normal"/>
    </style:style>
    <style:style style:name="T69" style:family="text">
      <style:text-properties officeooo:rsid="0038c533" style:font-weight-asian="normal" style:font-weight-complex="normal"/>
    </style:style>
    <style:style style:name="T70" style:family="text">
      <style:text-properties officeooo:rsid="0038ecd8"/>
    </style:style>
    <style:style style:name="T71" style:family="text">
      <style:text-properties officeooo:rsid="003a134a"/>
    </style:style>
    <style:style style:name="T72" style:family="text">
      <style:text-properties officeooo:rsid="003b0d5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9">UMA APLICAÇÃO PARA DETERMINAR OS CONJUNTOS FIRST E FOLLOW DE UMA GRAMÁTICA LIVRE DE CONTEXTO</text:span></text:p>
      <text:p text:style-name="P7">Jefferson A. Coppini*, Jonathan T. Rauber*, Ricardo A. Müller*</text:p>
      <text:p text:style-name="P7"/>
      <text:p text:style-name="P8"><text:span text:style-name="T2"><text:tab/></text:span><text:span text:style-name="T7">1. </text:span><text:span text:style-name="T2">Resumo</text:span></text:p>
      <text:p text:style-name="P24"><text:span text:style-name="T66">A aplicação python desenvolvida obtém os conjuntos FIRST e FOLLOW de uma gramática livre de contexto lida em um arquivo externo, representada na formalização de Backus-Naur.</text:span></text:p>
      <text:p text:style-name="P8"><text:span text:style-name="T2">Palavras-Chave:</text:span> Linguagens Formais, Autômatos Finitos, Análise <text:span text:style-name="T66">Sintática</text:span>.</text:p>
      <text:p text:style-name="P8"/>
      <text:p text:style-name="P1"><text:tab/><text:span text:style-name="T72">2. </text:span>Introdução</text:p>
      <text:p text:style-name="P9"/>
      <text:p text:style-name="P2"><text:tab/><text:span text:style-name="T72">3. Referencial</text:span> <text:span text:style-name="T66">Teórico</text:span></text:p>
      <text:p text:style-name="P2"><text:tab/><text:span text:style-name="T11">De acordo com </text:span><text:span text:style-name="T26">[5]</text:span><text:span text:style-name="T11">, a sintaxe “estuda a disposição das palavras na frase e a das frases no discurso”. O conceito para linguagens formais é semelhante. </text:span></text:p>
      <text:p text:style-name="P2"><text:span text:style-name="T11"><text:tab/>A análise sintática tem o papel de determinar se o programa de entrada representado pelo fluxo de </text:span><text:span text:style-name="T53">tokens</text:span><text:span text:style-name="T11"> possui as sentenças válidas para uma linguagem de programação. Sendo a etapa posterior à análise léxica, que por sua vez produz esses </text:span><text:span text:style-name="T53">tokens, </text:span><text:span text:style-name="T45">o analisador sintático</text:span><text:span text:style-name="T53"> </text:span><text:span text:style-name="T45">recebe-os</text:span><text:span text:style-name="T11"> para o início do processamento descrito. </text:span><text:span text:style-name="T26">[3]</text:span></text:p>
      <text:p text:style-name="P16"><text:tab/>As derivações determinam se um fluxo de palavras se encaixa na sintaxe da linguagem de programação. A árvore de derivação completa representa toda a estrutura sintática do programa. <text:span text:style-name="T72">[3]</text:span></text:p>
      <text:p text:style-name="P3"><text:tab/><text:span text:style-name="T10">Um analisador sintático LL é um algoritmo de análise sintática </text:span><text:span text:style-name="T12">que</text:span><text:span text:style-name="T10"> </text:span><text:span text:style-name="T12">u</text:span><text:span text:style-name="T10">sa a abordagem </text:span><text:span text:style-name="T52">top-down</text:span><text:span text:style-name="T44">, pois pensando na árvore de derivação da gramática começa do nó raiz. </text:span><text:span text:style-name="T46">Ele lê texto da esquerda para a direita e produz derivação mais à esquerda (LL – </text:span><text:span text:style-name="T54">left-left</text:span><text:span text:style-name="T46">). </text:span><text:span text:style-name="T51">[1]</text:span></text:p>
      <text:p text:style-name="P3"><text:span text:style-name="T46"><text:tab/></text:span><text:span text:style-name="T47">Gramáticas LL(1) indicam que somente é necessário analisar o </text:span><text:span text:style-name="T55">token </text:span><text:span text:style-name="T47">posterior, sem uso de backtracking. <text:s/></text:span><text:span text:style-name="T51">[1]</text:span></text:p>
      <text:p text:style-name="P17"><text:span text:style-name="T13"><text:tab/>Tabelas preditivas </text:span><text:span text:style-name="T47">são um “guia” para qual caminho o analisador deve seguir. Nesse contexto entram os conjuntos FIRST e FOLLOW. </text:span><text:span text:style-name="T51">[2]</text:span></text:p>
      <text:p text:style-name="P3"><text:soft-page-break/><text:span text:style-name="T47"><text:tab/>O conjunto FIRST define todos os símbolos terminais que iniciam alguma cadeia derivada a partir de uma forma sentencial da gramática. O conjunto FOLLOW, por sua vez, define os símbolos terminais que</text:span><text:span text:style-name="T48">, na árvore de derivação,</text:span><text:span text:style-name="T47"> aparecem </text:span><text:span text:style-name="T48">imediatamente após o não-terminal que rotula o conjunto FOLLOW. </text:span><text:span text:style-name="T51">[2]</text:span></text:p>
      <text:p text:style-name="P10"><text:tab/><text:span text:style-name="T70">Segundo [4], o processo para gerar os conjuntos FIRST e FOLLOW devem respeitar as seguintes regras:</text:span></text:p>
      <text:p text:style-name="P4"><text:tab/>Regras para algoritmo FIRST</text:p>
      <text:p text:style-name="P11">→ trivial: se æ é um terminal, FIRST(æ) = æ</text:p>
      <text:p text:style-name="P13"><text:span text:style-name="T67">→ se existe uma produção tal que X → </text:span><text:span text:style-name="T33">ε</text:span><text:span text:style-name="T67"> então </text:span><text:span text:style-name="T34">ε</text:span><text:span text:style-name="T67"> PERTENCE ao FIRST(X)</text:span></text:p>
      <text:p text:style-name="P11">→ se existe uma produção X → Y1Y2...YN, FIRST(X) = FIRST(Y1Y2...YN)</text:p>
      <text:p text:style-name="P11">→ FIRST(Y1Y2...YN) pode ser:</text:p>
      <text:p text:style-name="P14"><text:span text:style-name="T67"><text:tab/>→ FIRST(Y1), se FIRST(Y1) não cont</text:span><text:span text:style-name="T68">é</text:span><text:span text:style-name="T67">m </text:span><text:span text:style-name="T33">ε;</text:span></text:p>
      <text:p text:style-name="P14"><text:span text:style-name="T67"><text:tab/>→ </text:span><text:span text:style-name="T69">FIRST(Y1) + FIRST(Y2Y3...YN), </text:span><text:span text:style-name="T68">se FIRST(Y1) contém </text:span><text:span text:style-name="T33">ε;</text:span></text:p>
      <text:p text:style-name="P15"><text:span text:style-name="T33"><text:tab/></text:span><text:span text:style-name="T35">→</text:span><text:span text:style-name="T36"> </text:span><text:span text:style-name="T37">se FIRST(Y1), FIRST(Y2) … FIRST(YN) todos contém ε, ε também pertence a FIRST(Y1Y2…YN)</text:span></text:p>
      <text:p text:style-name="P30"><text:span text:style-name="T39"><text:tab/></text:span><text:span text:style-name="T41">R</text:span><text:span text:style-name="T40">egras para algoritmo FOLLOW</text:span></text:p>
      <text:p text:style-name="P31"><text:span text:style-name="T38">→ colocar o marcador de fim de entrada ($) no conjunto FOLLOW(S), onde S é o símbolo inicial da gramática;</text:span></text:p>
      <text:p text:style-name="P32"><text:span text:style-name="T42">→ Se a produção é da forma A → aBb, tudo em FIRST(b) exceto </text:span><text:span text:style-name="T38">ε</text:span><text:span text:style-name="T42"> é colocado em FOLLOW(B);</text:span></text:p>
      <text:p text:style-name="P32"><text:span text:style-name="T42">→ Se a produção é da forma A → aB, tudo em FOLLOW(A) é colocado em FOLLOW(B)</text:span></text:p>
      <text:p text:style-name="P32"><text:span text:style-name="T42">→ Se a produção é da forma A → aBb, onde FIRST(b) contém ε, tudo EM FOLLOW (A) é colocado em FOLLOW(B).</text:span></text:p>
      <text:p text:style-name="P18"/>
      <text:p text:style-name="P5"><text:span text:style-name="T72"><text:tab/>4. </text:span>Desenvolvimento</text:p>
      <text:p text:style-name="P26"><text:span text:style-name="T14"><text:tab/>Através dos conceitos vistos </text:span><text:bookmark text:name="firstHeading"/><text:span text:style-name="T59">até</text:span><text:span text:style-name="T14"> agora, entraremos na etapa do desenvolvimento. Essa etapa consiste na construção de um sistema, capaz de gerar o conjunto FIRST e FOLLOW, de qualquer gramática livre de contexto.</text:span></text:p>
      <text:p text:style-name="P27"><text:span text:style-name="T3"><text:tab/></text:span><text:span text:style-name="T7">4.1 </text:span><text:span text:style-name="T3">Entrada</text:span><text:span text:style-name="T14"> </text:span></text:p>
      <text:p text:style-name="P27"><text:span text:style-name="T14"><text:tab/>A entrada do sistema é um arquivo </text:span><text:span text:style-name="T56">.txt</text:span><text:span text:style-name="T14">, contendo uma </text:span>gramática<text:span text:style-name="T14"> livre de contexto. A estruturação dessa gramática nesse arquivo pode ser de duas maneiras. A primeira pode ser no formato onde para cada estado todas as produções ficam na mesma linha do estado corrente.</text:span></text:p>
      <text:p text:style-name="P12"><text:soft-page-break/><text:tab/>Ex: &lt;S&gt;:: = a | &lt;A&gt;b | c</text:p>
      <text:p text:style-name="P28"><text:span text:style-name="T15"><text:tab/>Outra forma de estruturar a </text:span>gramática<text:span text:style-name="T15"> dentro do arquivo de entrada é na forma de informar em cada linha uma produção.</text:span></text:p>
      <text:p text:style-name="P34"><text:tab/>EX: &lt;S&gt; ::= a</text:p>
      <text:p text:style-name="P35"><text:s text:c="7"/><text:tab/> <text:s text:c="6"/>&lt;S&gt; ::= &lt;A&gt;b</text:p>
      <text:p text:style-name="P35"><text:s text:c="8"/><text:tab/> <text:s text:c="6"/>&lt;S&gt; ::= c</text:p>
      <text:p text:style-name="P27"><text:span text:style-name="T4"><text:tab/></text:span><text:span text:style-name="T7">4.2 </text:span><text:span text:style-name="T4">Leitura</text:span></text:p>
      <text:p text:style-name="P27"><text:span text:style-name="T4"><text:tab/></text:span><text:span text:style-name="T16">A leitura do arquivo de entrada do sistema é feito de modo a interpretar cada linha individualmente. Cada linha representando uma produção de um estado corrente ou o conjunto de produções do estado corrente. O processo de leitura do arquivo pode ser feito inúmeras vezes, pois tanto o conjunto FIRST, quanto o conjunto FOLLOW, necessitam interpretar as </text:span><text:span text:style-name="T17">produções</text:span><text:span text:style-name="T16"> das </text:span>gramática<text:span text:style-name="T16"> </text:span><text:bookmark text:name="firstHeading2"/><text:span text:style-name="T60">até</text:span><text:span text:style-name="T16"> que </text:span><text:span text:style-name="T17">os conjuntos não se alterem mais.</text:span></text:p>
      <text:p text:style-name="P27"><text:span text:style-name="T5"><text:tab/></text:span><text:span text:style-name="T7">4.3 </text:span><text:span text:style-name="T5">Gerando conjuntos FIRST</text:span><text:span text:style-name="T18"> </text:span></text:p>
      <text:p text:style-name="P27"><text:span text:style-name="T18"><text:tab/>Como citado anteriormente, para gerar os conjuntos FIRST dos estados da </text:span>gramática<text:span text:style-name="T18"> livre de contexto, </text:span><text:span text:style-name="T19">é necessário iterar ler varias vezes o arquivo de entrada </text:span><text:bookmark text:name="firstHeading3"/><text:span text:style-name="T61">até</text:span><text:span text:style-name="T19"> que os conjuntos FIRST dos estados não se alterem.</text:span></text:p>
      <text:p text:style-name="P29"><text:span text:style-name="T20"><text:tab/></text:span><text:span text:style-name="T23">O objetivo a partir de agora é demostrar como os conjuntos são formados, e para isso </text:span><text:span text:style-name="Emphasis"><text:span text:style-name="T43">será</text:span></text:span><text:span text:style-name="T23"> citado o processo de interpretação que leva a geração dos conjuntos. Primeiro passo é verificar se o estado corrente já foi criado. Caso o estado ainda não exista, o estado é criado, e todos os primeiros símbolos de cada produção são interpretados. Se este simbolo for um terminal o simbolo é <text:s/>adicionado ao conjunto FIRST do estado corrente, se o simbolo for um não terminal todos os itens que são do conjunto FIRST desse não terminal são adicionados ao conjunto FIRST do estado corrente. Detalhe importante é que se o conjunto FIRST desse não terminal conter o “eps”, o próximo simbolo da produção se torna FIRST do estado corrente. Caso o estado lido já exista, apenas a inserção no conjunto FIRST desse estado é feita.</text:span></text:p>
      <text:p text:style-name="P27"><text:span text:style-name="T8"><text:tab/></text:span><text:span text:style-name="T7">4.4 </text:span><text:span text:style-name="T6">Gerando conjuntos FOLLOW</text:span><text:span text:style-name="T21"> </text:span></text:p>
      <text:p text:style-name="P27"><text:span text:style-name="T21"><text:tab/>Da mesma forma que o conjunto FIRST, o processo de construção do conjunto FOLLOW itera e interpreta v</text:span><text:span text:style-name="T24">á</text:span><text:span text:style-name="T21">rias vezes as produções da </text:span>gramática<text:span text:style-name="T21"> livre de contexto. Por</text:span><text:span text:style-name="T25">é</text:span><text:span text:style-name="T21">m, suas regras de interpretação são bem diferentes das regras de criação do conjunto FIRST. </text:span><text:span text:style-name="T24">A</text:span><text:span text:style-name="T21">lém disso, </text:span><text:span text:style-name="T24">o conjunto FOLLOW é gerado depois porque </text:span><text:span text:style-name="T21">o conjunto FIRST do passo anterior </text:span><text:span text:style-name="Emphasis"><text:span text:style-name="T50">será</text:span></text:span><text:span text:style-name="T21"> usado </text:span><text:span text:style-name="T24">em sua</text:span><text:span text:style-name="T21"> criação.</text:span></text:p>
      <text:p text:style-name="P10"><text:soft-page-break/><text:tab/><text:span text:style-name="T57">O sistema da geração do conjunto FOLLOW pode ser dividido em duas etapas. A primeira etapa itera apenas uma vez sobre o arquivo de entrada. Nessa etapa não é necessária a criação de estados, pois já foram criados na geração do FIRST, então apenas as produções do arquivo de entrada serão interpretadas. O desenvolvimento desta etapa consiste em encontrar os símbolos não terminais, que podem ser chamados de estado atual. Toda vez que um não terminal é encontrado, o simbolo subsequente da produção é interpretado. Se o simbolo subsequente for um terminal, ele é adicionado ao conjunto FOLLOW do estado atual. Se o simbolo subsequente for um não terminal é adicionado ao conjunto FOLLOW, do estado inicial, todos os elementos do conjunto FIRST do simbolo não terminal subsequente, exceto pelo “eps”.</text:span></text:p>
      <text:p text:style-name="P29"><text:span text:style-name="T20"><text:tab/></text:span><text:span text:style-name="T22">Na segunda etapa, assim como na geração dos conjuntos FIRST, o processo itera varias vezes, </text:span><text:bookmark text:name="firstHeading1"/><text:span text:style-name="T59">até </text:span><text:span text:style-name="T22">que os conjuntos não se modifiquem. O foco dentro desta etapa esta sobre as produções, que terminam com símbolos não terminais, logo isso é logico, pois no passo anterior os símbolos subsequentes dos terminais eram interpretados, e quando a produção termina por simbolo não terminal não existe símbolo para ser adicionado ao conjunto FOLLOW. O processo de desenvolvimento dessa etapa é simples. Dado o estado corrente, verificam-se todas as produções que terminam por simbolo não terminal, e para cada uma dessas produções se é dado o desenvolvimento desta etapa. O conjunto FOLLOW, do ultimo simbolo da produção, </text:span><text:span text:style-name="Emphasis"><text:span text:style-name="T49">será</text:span></text:span><text:span text:style-name="T22"> a união do próprio conjunto FOLLOW, com o conjunto FOLLOW do estado corrente. Para este processo existe um detalhe a se prestar atenção, caso o conjunto FIRST do simbolo interpretado possuir o simbolo “eps”, o processo de união dos conjuntos FOLLOW se dará para o simbolo subsequente a direita, caso o mesmo seja um simbolo não terminal.</text:span></text:p>
      <text:p text:style-name="P10"><text:tab/><text:span text:style-name="T58">Apos essa etapa o processo de geração dos conjuntos FOLLOW dos estados estará concluída, assim se juntando ao conjunto FIRST, gerada na primeira fase do desenvolvimento.</text:span></text:p>
      <text:p text:style-name="P2"/>
      <text:p text:style-name="P2"><text:tab/><text:span text:style-name="T72">5. Conclusão</text:span></text:p>
      <text:p text:style-name="P10"/>
      <text:p text:style-name="P23"><text:span text:style-name="T27"/></text:p>
      <text:p text:style-name="P33"><text:tab/><text:span text:style-name="T72">6. </text:span>Referencial bibliográfico</text:p>
      <text:p text:style-name="P25"><text:span text:style-name="T63">[1]<text:tab/></text:span><text:span text:style-name="T64">P</text:span><text:span text:style-name="T63">OWER, James. </text:span><text:span text:style-name="T62">FIRST and FOLLOW. </text:span><text:span text:style-name="T63">Disponível em: </text:span><text:span text:style-name="T65">&lt;</text:span><text:span text:style-name="T63">http://www.cs.nuim.ie/~jpower/Courses/Previous/parsing/node48.html</text:span><text:span text:style-name="T65">&gt;</text:span><text:span text:style-name="T63">. Acesso em: 10 </text:span><text:span text:style-name="T65">jul. </text:span><text:span text:style-name="T63">2017. </text:span></text:p>
      <text:p text:style-name="P19"><text:span text:style-name="T10">[2] <text:tab/></text:span><text:span text:style-name="T30">DELAMARO, Marcio. </text:span><text:span text:style-name="T32">Como construir um compilador utilizando ferramentas Java</text:span><text:span text:style-name="T30">. Novatec, 2004.</text:span></text:p>
      <text:p text:style-name="P20"><text:span text:style-name="T30">[</text:span><text:span text:style-name="T29">3]<text:tab/>MARANGON, Johni Douglas. </text:span><text:span text:style-name="T28">Compiladores para Humanos. </text:span><text:span text:style-name="T31">Disponível em: &lt;https://johnidm.gitbooks.io/compiladores-para-humanos/&gt;. Acesso em: 14 jul. 2017.</text:span></text:p>
      <text:p text:style-name="P21"><text:span text:style-name="T29">[4]<text:tab/>BRUNSKILL, James</text:span><text:span text:style-name="T28">. An Easy Explanation Of First And Follow Sets. </text:span><text:span text:style-name="T29">Disponível em: </text:span><text:span text:style-name="T31">&lt;</text:span><text:span text:style-name="T29">http://www.jambe.co.nz/UNI/FirstAndFollowSets.html</text:span><text:span text:style-name="T31">&gt;</text:span><text:span text:style-name="T29">. Acesso em: 16 </text:span><text:span text:style-name="T31">jul. </text:span><text:span text:style-name="T29">2017.</text:span></text:p>
      <text:p text:style-name="P22"><text:span text:style-name="T29">[5]<text:tab/>Só Português. </text:span><text:span text:style-name="T28">Sintaxe.</text:span><text:span text:style-name="T29"> Disponível em: &lt;http://www.soportugues.com.br/secoes/sint/&gt;. Acesso em: 14 jul. 2017.</text:span></text:p>
      <text:p text:style-name="P22"><text:span text:style-name="T2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3b0d5b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start" style:justify-single-word="false"/>
      <style:text-properties officeooo:rsid="003b0d5b" officeooo:paragraph-rsid="003b0d5b"/>
    </style:style>
    <style:style style:name="MT1" style:family="text">
      <style:text-properties officeooo:rsid="0014523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/>
      </style:footer>
      <style:footer-first>
        <text:p text:style-name="MP2">* <text:span text:style-name="MT1">Acadêmicos do curso de Ciência da Computação da Universidade Federal da Fronteira Sul</text:span></text:p>
        <text:p text:style-name="MP3">{jeffecoppini1, jon.rauber, ricardoam0908} @ gmail.com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5T00:14:37.905351973</meta:creation-date>
    <dc:date>2017-07-20T20:18:16.493329393</dc:date>
    <meta:editing-duration>PT23H33M58S</meta:editing-duration>
    <meta:editing-cycles>24</meta:editing-cycles>
    <meta:generator>LibreOffice/5.1.4.2$Linux_X86_64 LibreOffice_project/10m0$Build-2</meta:generator>
    <meta:document-statistic meta:table-count="0" meta:image-count="0" meta:object-count="0" meta:page-count="5" meta:paragraph-count="56" meta:word-count="1331" meta:character-count="8305" meta:non-whitespace-character-count="6955"/>
  </office:meta>
</office:document-meta>
</file>